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18.19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.</text:p>
          </table:table-cell>
          <table:table-cell office:value-type="string" calcext:value-type="string">
            <text:p>内容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[bayse_opt]→[search_space_x]→[range_of_data]を開く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[range_of_data]では探索範囲を決める。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一番上の行には材料の種類名を書く。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二番目の行にはそれぞれの材料の最小値を書く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三番目の行にはそれぞれの材料の最大値を書く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一番下の行にはどれくらいの間隔で探索するかを書く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[search_space_x.py]をIDE(Spyder等)で開く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16行目でflag = 1にすると一つのサンプルの材料の和が100になる。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16行目でflag = 0にすると一つのサンプルの材料の和は制限されない。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[search_space_x.csv]が生成される。それをコピーして[bayse_opt]の中にペーストする。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[experimental_data.csv]を開きC列以降に[search_space_x.csv]の中からいくつか条件を選んでペーストする。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選んだ条件は[search_space_x.csv]の中から削除する。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B列には実験した結果を書き込む。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A列にはサンプルの番号を書き込む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[maximize_minimize.csv]を開く。最大化の場合は1,最小化の場合は0に書き換える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[bayse_opt.py]を起動する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[next_experiment_sample.csv]に結果が保存されるので、条件と結果を[experimental_data.csv]に書き込む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6,17を繰り返す。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0">0000/00/00</text:date>, <text:time style:data-style-name="N2" text:time-value="20:19:31.4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3.1$Windows_X86_64 LibreOffice_project/d7547858d014d4cf69878db179d326fc3483e082</meta:generator>
    <dc:date>2021-01-10T20:46:05.269000000</dc:date>
    <meta:editing-duration>PT26M43S</meta:editing-duration>
    <meta:editing-cycles>23</meta:editing-cycles>
    <meta:document-statistic meta:table-count="1" meta:cell-count="38" meta:object-count="0"/>
  </office:meta>
</office:document-meta>
</file>